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>
      <style:text-properties fo:language="es" fo:country="EC"/>
    </style:style>
    <style:style style:name="P4" style:family="paragraph" style:parent-style-name="List_20_Paragraph">
      <style:paragraph-properties fo:margin-left="1.905cm" fo:margin-right="0cm" fo:text-indent="0cm" style:auto-text-indent="false"/>
    </style:style>
    <style:style style:name="P5" style:family="paragraph" style:parent-style-name="List_20_Paragraph">
      <style:paragraph-properties fo:margin-left="1.905cm" fo:margin-right="0cm" fo:text-indent="0cm" style:auto-text-indent="false"/>
      <style:text-properties fo:language="es" fo:country="EC"/>
    </style:style>
    <style:style style:name="T1" style:family="text">
      <style:text-properties fo:language="es" fo:country="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de Tesis </text:p>
      <text:p text:style-name="Standard">Partes </text:p>
      <text:list xml:id="list283047229634164391" text:style-name="WWNum1">
        <text:list-item>
          <text:p text:style-name="P2"><text:span text:style-name="T1">INTRODUCCION (Ultimo hacer)</text:span></text:p>
        </text:list-item>
      </text:list>
      <text:p text:style-name="List_20_Paragraph"><text:span text:style-name="T1">-Por qué es importante </text:span></text:p>
      <text:p text:style-name="List_20_Paragraph"><text:span text:style-name="T1">-Trabajos anteriores en la región</text:span></text:p>
      <text:p text:style-name="List_20_Paragraph"><text:span text:style-name="T1">-Trabajos que justifiquen el método utilizado</text:span></text:p>
      <text:p text:style-name="List_20_Paragraph"><text:span text:style-name="T1">-Colocar que los trabajos en la región no contemplan los objetivos que se quieren realizar.</text:span></text:p>
      <text:p text:style-name="List_20_Paragraph"><text:span text:style-name="T1">1.1 OBJETIVO GENERAL</text:span></text:p>
      <text:p text:style-name="List_20_Paragraph"><text:span text:style-name="T1">Modelar perfiles de velocidades para ríos de Alta montaña </text:span></text:p>
      <text:p text:style-name="List_20_Paragraph"><text:span text:style-name="T1">1.2 OBJETIVO ESPECÍFICO</text:span></text:p>
      <text:p text:style-name="List_20_Paragraph"><text:span text:style-name="T1">Utilizar un correctométro de efecto doppler para determinar los perfiles de velocidad.</text:span></text:p>
      <text:p text:style-name="List_20_Paragraph"><text:span text:style-name="T1">Determinar perfiles de velocidad normalizados en diferentes verticales en la sección del río Puyango.</text:span></text:p>
      <text:p text:style-name="List_20_Paragraph"><text:span text:style-name="T1">Determinar las características hidraúlicas de la sección del rio Puyango.</text:span></text:p>
      <text:p text:style-name="List_20_Paragraph"><text:span text:style-name="T1">Estudiar la variación temporal de los perfiles de velocidad en el rio Puyango.</text:span></text:p>
      <text:p text:style-name="P3"/>
      <text:p text:style-name="List_20_Paragraph"><text:span text:style-name="T1">1.3 HIPOTESIS</text:span></text:p>
      <text:p text:style-name="List_20_Paragraph"><text:span text:style-name="T1">Es posible modelar perfiles de velocidad normalizados en la sección del Rio Puyango.</text:span></text:p>
      <text:p text:style-name="P3"/>
      <text:list xml:id="list25820609323502" text:continue-numbering="true" text:style-name="WWNum1">
        <text:list-item>
          <text:p text:style-name="P2"><text:span text:style-name="T1">MATERIALES Y METODOS</text:span></text:p>
          <text:list>
            <text:list-item>
              <text:p text:style-name="P2"><text:span text:style-name="T1">AREA DE ESTUDIO</text:span></text:p>
            </text:list-item>
          </text:list>
        </text:list-item>
      </text:list>
      <text:p text:style-name="P4"><text:span text:style-name="T1">Vision general . Se encuentra en el norte del Perú….donde nace </text:span></text:p>
      <text:p text:style-name="P4"><text:span text:style-name="T1">Área de la cuenca (bibliografía)</text:span></text:p>
      <text:p text:style-name="P4"><text:span text:style-name="T1">Tamaño del rio</text:span></text:p>
      <text:p text:style-name="P4"><text:span text:style-name="T1">Caudal </text:span></text:p>
      <text:p text:style-name="P4"><text:span text:style-name="T1">Zona, meses de lluvia, meses secos</text:span></text:p>
      <text:p text:style-name="P4"><text:span text:style-name="T1">Temperatura </text:span></text:p>
      <text:p text:style-name="P4"><text:span text:style-name="T1">Fenomeno del niño</text:span></text:p>
      <text:list xml:id="list25820937605969" text:continue-numbering="true" text:style-name="WWNum1">
        <text:list-item>
          <text:list>
            <text:list-item>
              <text:p text:style-name="P2"><text:span text:style-name="T1">DATOS </text:span></text:p>
            </text:list-item>
          </text:list>
        </text:list-item>
      </text:list>
      <text:p text:style-name="P4"><text:span text:style-name="T1">Preguntar por los datos( que meses) </text:span></text:p>
      <text:p text:style-name="P4"><text:span text:style-name="T1">Estaciones que se esta estudiando</text:span></text:p>
      <text:list xml:id="list25820942810448" text:continue-numbering="true" text:style-name="WWNum1">
        <text:list-item>
          <text:list>
            <text:list-item>
              <text:p text:style-name="P2"><text:span text:style-name="T1">METODOLOGIA</text:span></text:p>
            </text:list-item>
          </text:list>
        </text:list-item>
      </text:list>
      <text:p text:style-name="P5"/>
      <text:list xml:id="list25820721965910" text:continue-numbering="true" text:style-name="WWNum1">
        <text:list-item>
          <text:p text:style-name="P2"><text:span text:style-name="T1">RESULTADOS(esperamos)</text:span></text:p>
        </text:list-item>
        <text:list-item>
          <text:p text:style-name="P2"><text:span text:style-name="T1">CRONOGRAMA</text:span></text:p>
        </text:list-item>
      </text:list>
      <text:p text:style-name="List_20_Paragraph"><text:span text:style-name="T1">Actividades </text:span></text:p>
      <text:p text:style-name="List_20_Paragraph"><text:span text:style-name="T1">Revision bibliográfica </text:span></text:p>
      <text:p text:style-name="List_20_Paragraph"><text:span text:style-name="T1">Informes mensuales </text:span></text:p>
      <text:p text:style-name="List_20_Paragraph"><text:span text:style-name="T1">Muestras </text:span></text:p>
      <text:p text:style-name="List_20_Paragraph"><text:span text:style-name="T1">Salida de campo</text:span></text:p>
      <text:p text:style-name="List_20_Paragraph"><text:span text:style-name="T1">Escribir el documento</text:span></text:p>
      <text:p text:style-name="P3"/>
      <text:p text:style-name="P3"/>
      <text:list xml:id="list25820259488260" text:continue-numbering="true" text:style-name="WWNum1">
        <text:list-item>
          <text:p text:style-name="P2"><text:span text:style-name="T1">DISCUSIONES</text:span></text:p>
        </text:list-item>
        <text:list-item>
          <text:p text:style-name="P2"><text:span text:style-name="T1">CONCLUSIONES </text:span></text:p>
        </text:list-item>
        <text:list-item>
          <text:p text:style-name="P2"><text:span text:style-name="T1">BIBLIOGRAFI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sa</meta:initial-creator>
    <dc:creator>Elisa </dc:creator>
    <meta:editing-cycles>1</meta:editing-cycles>
    <meta:creation-date>2018-03-28T21:40:00</meta:creation-date>
    <dc:date>2018-03-28T22:33:00</dc:date>
    <meta:editing-duration>PT53M</meta:editing-duration>
    <meta:generator>LibreOffice/5.1.6.2$Linux_x86 LibreOffice_project/10m0$Build-2</meta:generator>
    <meta:document-statistic meta:table-count="0" meta:image-count="0" meta:object-count="0" meta:page-count="1" meta:paragraph-count="40" meta:word-count="192" meta:character-count="1269" meta:non-whitespace-character-count="111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